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9C4E8A0F525177111F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  <style:text-properties style:text-underline-style="solid" style:text-underline-width="auto" style:text-underline-color="font-color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rototypes Arduino</text:p>
                <text:list>
                  <text:list-item>
                    <text:p>Bibliothèques utilisées</text:p>
                  </text:list-item>
                  <text:list-item>
                    <text:p>Hardware utilisé</text:p>
                  </text:list-item>
                  <text:list-item>
                    <text:p>Prototype de la Clé USB</text:p>
                  </text:list-item>
                  <text:list-item>
                    <text:p>Prototype du Clavier</text:p>
                  </text:list-item>
                </text:list>
              </text:list-item>
              <text:list-item>
                <text:p>Protocole USB</text:p>
              </text:list-item>
              <text:list-item>
                <text:p>Bibliothèque LUFA</text:p>
                <text:list>
                  <text:list-item>
                    <text:p>Prototype de la clé USB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4">Un clavier</text:span></text:p>
                <text:p><text:span text:style-name="T5">Ressemble à un clavier </text:span><text:span text:style-name="T5">classique</text:span></text:p>
                <text:p><text:span text:style-name="T5">Fonctionne comme un </text:span><text:span text:style-name="T5">clavier classique</text:span></text:p>
                <text:p><text:span text:style-name="T5"/></text:p>
                <text:p><text:span text:style-name="T5">+ enregistre toutes les </text:span><text:span text:style-name="T5">entrées clavier !</text:span></text:p>
              </text:list-header>
            </text:list>
          </draw:text-box>
        </draw:frame>
        <draw:frame presentation:style-name="pr5" draw:text-style-name="P6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6"><text:span text:style-name="T4">Une clé USB</text:span></text:p>
                <text:p text:style-name="P6"><text:span text:style-name="T5">Stocke vos fichiers </text:span><text:span text:style-name="T5">comme une</text:span><text:span text:style-name="T5"><text:line-break/></text:span><text:span text:style-name="T5">clé classique</text:span></text:p>
                <text:p text:style-name="P6"><text:span text:style-name="T5"/></text:p>
                <text:p text:style-name="P6"><text:span text:style-name="T5">Vous vous absentez ? </text:span><text:span text:style-name="T5">Elle télécharge un </text:span><text:span text:style-name="T5">logiciel 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3.506cm" svg:x="1.401cm" svg:y="2.2cm" presentation:class="title" presentation:user-transformed="true">
          <draw:text-box>
            <text:p>Prototypes Arduin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E8A0F525177111F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5-31T15:56:32.393058580</dc:date>
    <meta:editing-duration>PT2H10M28S</meta:editing-duration>
    <meta:editing-cycles>18</meta:editing-cycles>
    <meta:generator>LibreOffice/5.2.7.2$Linux_X86_64 LibreOffice_project/20m0$Build-2</meta:generator>
    <meta:document-statistic meta:object-count="71"/>
  </office:meta>
</office:document-meta>
</file>